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Software Product Specification (SPS)</text:p>
      <text:p text:style-name="Author">Development Team</text:p>
      <text:p text:style-name="Date">2024-06-26</text:p>
      <text:h text:style-name="Heading_20_1" text:outline-level="1"><text:bookmark-start text:name="software-product-specification-sps"/>Software Product Specification (SPS)<text:bookmark-end text:name="software-product-specification-sps"/></text:h>
      <text:h text:style-name="Heading_20_2" text:outline-level="2"><text:bookmark-start text:name="scope"/>1. Scope<text:bookmark-end text:name="scope"/></text:h>
      <text:h text:style-name="Heading_20_3" text:outline-level="3"><text:bookmark-start text:name="identification"/>1.1 Identification<text:bookmark-end text:name="identification"/></text:h>
      <text:p text:style-name="First_20_paragraph"><text:span text:style-name="T1">SPS-001: Document Identification</text:span> - The document <text:span text:style-name="T1">shall</text:span> be identified by the following information: - <text:span text:style-name="T1">Document Name</text:span>: [Document Name] - <text:span text:style-name="T1">Document Identifier</text:span>: [SPS-001] - <text:span text:style-name="T1">Version</text:span>: 1.0 - <text:span text:style-name="T1">Classification</text:span>: [Unclassified/Classified Level]</text:p>
      <text:h text:style-name="Heading_20_3" text:outline-level="3"><text:bookmark-start text:name="document-overview"/>1.2 Document Overview<text:bookmark-end text:name="document-overview"/></text:h>
      <text:p text:style-name="First_20_paragraph"><text:span text:style-name="T1">SPS-002: Document Purpose</text:span> - The document <text:span text:style-name="T1">shall</text:span> specify the software product characteristics and capabilities - The document <text:span text:style-name="T1">shall</text:span> define product features and functionality - The document <text:span text:style-name="T1">shall</text:span> describe product performance and quality attributes</text:p>
      <text:h text:style-name="Heading_20_2" text:outline-level="2"><text:bookmark-start text:name="referenced-documents"/>2. Referenced Documents<text:bookmark-end text:name="referenced-documents"/></text:h>
      <text:p text:style-name="First_20_paragraph"><text:span text:style-name="T1">SPS-003: Referenced Standards</text:span> - MIL-STD-498: Software Development and Documentation - [Other applicable standards]</text:p>
      <text:h text:style-name="Heading_20_2" text:outline-level="2"><text:bookmark-start text:name="product-overview"/>3. Product Overview<text:bookmark-end text:name="product-overview"/></text:h>
      <text:p text:style-name="First_20_paragraph"><text:span text:style-name="T1">SPS-004: Product Description</text:span> - The document <text:span text:style-name="T1">shall</text:span> provide a comprehensive product description - The document <text:span text:style-name="T1">shall</text:span> specify product purpose and objectives - The document <text:span text:style-name="T1">shall</text:span> describe product scope and boundaries</text:p>
      <text:h text:style-name="Heading_20_2" text:outline-level="2"><text:bookmark-start text:name="product-features"/>4. Product Features<text:bookmark-end text:name="product-features"/></text:h>
      <text:h text:style-name="Heading_20_3" text:outline-level="3"><text:bookmark-start text:name="functional-features"/>4.1 Functional Features<text:bookmark-end text:name="functional-features"/></text:h>
      <text:p text:style-name="First_20_paragraph"><text:span text:style-name="T1">SPS-005: Functional Capabilities</text:span> - The document <text:span text:style-name="T1">shall</text:span> describe all functional features and capabilities - The document <text:span text:style-name="T1">shall</text:span> specify feature requirements and specifications - The document <text:span text:style-name="T1">shall</text:span> define feature interactions and dependencies</text:p>
      <text:h text:style-name="Heading_20_3" text:outline-level="3"><text:bookmark-start text:name="non-functional-features"/>4.2 Non-Functional Features<text:bookmark-end text:name="non-functional-features"/></text:h>
      <text:p text:style-name="First_20_paragraph"><text:span text:style-name="T1">SPS-006: Quality Attributes</text:span> - The document <text:span text:style-name="T1">shall</text:span> specify performance requirements - The document <text:span text:style-name="T1">shall</text:span> describe reliability and availability features - The document <text:span text:style-name="T1">shall</text:span> define security and safety features</text:p>
      <text:h text:style-name="Heading_20_2" text:outline-level="2"><text:bookmark-start text:name="product-architecture"/>5. Product Architecture<text:bookmark-end text:name="product-architecture"/></text:h>
      <text:p text:style-name="First_20_paragraph"><text:span text:style-name="T1">SPS-007: Architecture Description</text:span> - The document <text:span text:style-name="T1">shall</text:span> describe the product architecture - The document <text:span text:style-name="T1">shall</text:span> specify component structure and relationships - The document <text:span text:style-name="T1">shall</text:span> define interface specifications</text:p>
      <text:h text:style-name="Heading_20_2" text:outline-level="2"><text:bookmark-start text:name="product-interfaces"/>6. Product Interfaces<text:bookmark-end text:name="product-interfaces"/></text:h>
      <text:p text:style-name="First_20_paragraph"><text:span text:style-name="T1">SPS-008: Interface Specifications</text:span> - The document <text:span text:style-name="T1">shall</text:span> describe user interfaces - The document <text:span text:style-name="T1">shall</text:span> specify external system interfaces - The document <text:span text:style-name="T1">shall</text:span> define data interfaces and formats</text:p>
      <text:h text:style-name="Heading_20_2" text:outline-level="2"><text:bookmark-start text:name="product-performance"/>7. Product Performance<text:bookmark-end text:name="product-performance"/></text:h>
      <text:p text:style-name="First_20_paragraph"><text:span text:style-name="T1">SPS-009: Performance Specifications</text:span> - The document <text:span text:style-name="T1">shall</text:span> specify performance requirements and metrics - The document <text:span text:style-name="T1">shall</text:span> describe performance characteristics - The document <text:span text:style-name="T1">shall</text:span> define performance testing criteria</text:p>
      <text:h text:style-name="Heading_20_2" text:outline-level="2"><text:bookmark-start text:name="product-quality"/>8. Product Quality<text:bookmark-end text:name="product-quality"/></text:h>
      <text:p text:style-name="First_20_paragraph"><text:span text:style-name="T1">SPS-010: Quality Specifications</text:span> - The document <text:span text:style-name="T1">shall</text:span> specify quality requirements and standards - The document <text:span text:style-name="T1">shall</text:span> describe quality assurance measures - The document <text:span text:style-name="T1">shall</text:span> define quality testing and validation procedures</text:p>
      <text:h text:style-name="Heading_20_2" text:outline-level="2"><text:bookmark-start text:name="product-constraints"/>9. Product Constraints<text:bookmark-end text:name="product-constraints"/></text:h>
      <text:p text:style-name="First_20_paragraph"><text:span text:style-name="T1">SPS-011: Constraint Specifications</text:span> - The document <text:span text:style-name="T1">shall</text:span> specify technical constraints and limitations - The document <text:span text:style-name="T1">shall</text:span> describe operational constraints - The document <text:span text:style-name="T1">shall</text:span> define regulatory and compliance requirements</text:p>
      <text:h text:style-name="Heading_20_2" text:outline-level="2"><text:bookmark-start text:name="notes"/>10. Notes<text:bookmark-end text:name="notes"/></text:h>
      <text:list text:style-name="L1">
        <text:list-item>
          <text:p text:style-name="P1"><text:span text:style-name="T1">SPS</text:span>: Software Product Specification</text:p>
        </text:list-item>
        <text:list-item>
          <text:p text:style-name="P1"><text:span text:style-name="T1">Product</text:span>: Software system or applic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Software Product Specification (SPS)</dc:title>
    <dc:description/>
    <dc:subject/>
    <meta:keyword/>
    <meta:initial-creator>Development Team</meta:initial-creator>
    <dc:creator>Development Team</dc:creator>
    <meta:creation-date>2025-06-27T03:46:39Z</meta:creation-date>
    <dc:date>2025-06-27T03:46:39Z</dc:date>
    <meta:user-defined meta:name="date" meta:value-type="string">2024-06-26</meta:user-defined>
    <meta:user-defined meta:name="document_type" meta:value-type="string">Software Product Specification</meta:user-defined>
    <meta:user-defined meta:name="standard" meta:value-type="string">MIL-STD-498</meta:user-defined>
    <meta:user-defined meta:name="status" meta:value-type="string">Draft</meta:user-defined>
    <meta:user-defined meta:name="version" meta:value-type="string">1.0</meta:user-defined>
  </office:meta>
</office:document-meta>
</file>